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4590" officeooo:paragraph-rsid="00214590"/>
    </style:style>
    <style:style style:name="P2" style:family="paragraph" style:parent-style-name="Heading_20_2">
      <style:text-properties officeooo:rsid="00214590" officeooo:paragraph-rsid="00214590"/>
    </style:style>
    <style:style style:name="P3" style:family="paragraph" style:parent-style-name="Heading_20_3">
      <style:text-properties fo:font-size="26pt" style:font-size-asian="26pt" style:font-size-complex="26pt"/>
    </style:style>
    <style:style style:name="P4" style:family="paragraph" style:parent-style-name="Text_20_body">
      <style:text-properties officeooo:paragraph-rsid="00214590"/>
    </style:style>
    <style:style style:name="T1" style:family="text">
      <style:text-properties officeooo:rsid="00214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irits In The Night</text:h>
      <text:h text:style-name="P2" text:outline-level="2">Em riff,</text:h>
      <text:h text:style-name="P2" text:outline-level="2">Am Em Am G <text:s/>D <text:s/>Em c b <text:s/>Am <text:s/>G <text:s/>Em</text:h>
      <text:h text:style-name="Heading_20_3" text:outline-level="3">Crazy Janey and her mission man</text:h>
      <text:p text:style-name="P4">Were back in the alley trading hands</text:p>
      <text:p text:style-name="P4">Along came Wild Billy with his friend Gee Man All duded up for Saturday night</text:p>
      <text:p text:style-name="P4">Billy slammed on his coaster brakes, said <text:span text:style-name="T1">a</text:span>nybody wanna go to Greasy Lake</text:p>
      <text:p text:style-name="P4">It's a mile down on the dark side of Route 88, I got a bottle of rosé let's try it</text:p>
      <text:p text:style-name="P4">We'll pick up Hazy Davey and Killer Joe and I'll take you all out to where the gypsy angels go</text:p>
      <text:p text:style-name="P4">They're built like light and they dance like Spirits in the night, all night, Oh you don't know what they can do to you</text:p>
      <text:p text:style-name="P4">Spirits in the night, all night, Stand right up and let them shoot through you</text:p>
      <text:h text:style-name="Heading_20_3" text:outline-level="3">Wild Billy was a crazy cat</text:h>
      <text:p text:style-name="P4">And he shook some dust out of his coon skin cap</text:p>
      <text:p text:style-name="P4">He said try some of this it'll show you where you're at or at least it'll help you to feel it</text:p>
      <text:p text:style-name="P4">By the time we made it up to Greasy Lake, My head was out the window Janey's fingers were in the cake</text:p>
      <text:p text:style-name="P4">I think I really dug her, I was too loose to fake I said I'm hurt she said Honey let's heal it</text:p>
      <text:p text:style-name="P4">And we danced all night to a soul fairy band, And she kissed me just right Like a lonely angel can</text:p>
      <text:p text:style-name="P4">She felt so nice, <text:s/>just as soft as a spirit in the night, all night</text:p>
      <text:p text:style-name="P4">Janey don't know what she do to you, Spirits in the night (all night), all night (all night)</text:p>
      <text:p text:style-name="P4">Stand right up and let her shoot through me</text:p>
      <text:h text:style-name="P3" text:outline-level="3"><text:span text:style-name="T1">T</text:span>he night was bright and the stars threw light</text:h>
      <text:p text:style-name="P4">On Billy and Davey dancing in the Moonlight</text:p>
      <text:p text:style-name="P4">Down near the water in a stoned mud fight, Killer Joe passed out on the lawn</text:p>
      <text:p text:style-name="P4">Hazy Davey got really hurt, He ran into the lake in just his socks and a shirt</text:p>
      <text:p text:style-name="P4">Me and Crazy Janey making love in the dirt, Singing our birthday songs</text:p>
      <text:p text:style-name="P4">Janey said it was time to go, so we closed our eyes And said goodbye to gypsy angel row</text:p>
      <text:p text:style-name="P4">Felt <text:s text:c="6"/>so <text:s text:c="6"/>right, together we moved like Spirits in the night, all night</text:p>
      <text:p text:style-name="P4">Oh you don't know what they can do to you</text:p>
      <text:p text:style-name="P4">Spirits in the night, all night</text:p>
      <text:p text:style-name="P4">Stand right up and let them shoot through you</text:p>
      <text:p text:style-name="P4">Spirits in the night, all night</text:p>
      <text:p text:style-name="P4">Oh you don't know what they can do to you</text:p>
      <text:p text:style-name="P4">Spirits in the night, all night</text:p>
      <text:p text:style-name="P4">Spirits in the night, Spirits in the nigh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50:15.523140908</meta:creation-date>
    <dc:title>SongSheet</dc:title>
    <meta:editing-cycles>2</meta:editing-cycles>
    <meta:generator>LibreOffice/7.6.4.1$MacOSX_AARCH64 LibreOffice_project/e19e193f88cd6c0525a17fb7a176ed8e6a3e2aa1</meta:generator>
    <meta:editing-duration>PT35M21S</meta:editing-duration>
    <dc:date>2025-04-14T17:25:36.529251342</dc:date>
    <meta:document-statistic meta:table-count="0" meta:image-count="0" meta:object-count="0" meta:page-count="1" meta:paragraph-count="34" meta:word-count="432" meta:character-count="2054" meta:non-whitespace-character-count="1638"/>
    <meta:template xlink:type="simple" xlink:actuate="onRequest" xlink:title="SongSheet" xlink:href="../../../../Library/Application%20Support/LibreOffice/4/user/template/SongSheet.ott" meta:date="2025-04-14T16:50:15.474217760"/>
  </office:meta>
</office:document-meta>
</file>